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10pt" fo:font-style="italic" fo:text-shadow="none" style:font-style-asian="italic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10pt" fo:font-style="italic" fo:text-shadow="none" fo:font-weight="normal" style:font-name-asian="Segoe UI2" style:font-size-asian="10pt" style:font-style-asian="italic" style:font-weight-asian="normal" style:font-name-complex="Segoe UI2" style:font-size-complex="10pt" style:font-style-complex="italic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2cm" svg:x="1.524cm" svg:y="0.748cm">
          <draw:text-box>
            <text:p text:style-name="P1"><text:span text:style-name="T1">Epistle Reading</text:span></text:p>
            <text:p text:style-name="P1"><text:span text:style-name="T2">Philippians 2:5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6.35cm" svg:x="1.524cm" svg:y="0.762cm">
          <draw:text-box>
            <text:p text:style-name="P4"><text:span text:style-name="T3">5</text:span><text:span text:style-name="T4">Have this mind among yourselves, which is yours in Christ Jesus, </text:span><text:span text:style-name="T3">6</text:span><text:span text:style-name="T4">who, though he was in the form of God, did not count equality with God a thing to be grasp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146cm" svg:height="9.269cm" svg:x="1.524cm" svg:y="0.762cm">
          <draw:text-box>
            <text:p text:style-name="P4"><text:span text:style-name="T3">7</text:span><text:span text:style-name="T4">but made himself nothing, taking the form of a servant, being born in the likeness of men. </text:span><text:span text:style-name="T3">8</text:span><text:span text:style-name="T4">And being found in human form, he humbled himself by becoming obedient to the point of death, even death on a cross.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124cm" svg:height="7.766cm" svg:x="1.546cm" svg:y="0.832cm">
          <draw:text-box>
            <text:p text:style-name="P6"><text:span text:style-name="T3">9</text:span><text:span text:style-name="T4">Therefore God has highly exalted him and bestowed on him the name that is above every name, </text:span><text:span text:style-name="T3">10</text:span><text:span text:style-name="T4">so that at the name of Jesus every knee should bow,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9" draw:layer="layout" svg:width="24.892cm" svg:height="6.604cm" svg:x="1.524cm" svg:y="0.762cm">
          <draw:text-box>
            <text:p text:style-name="P8"><text:span text:style-name="T4">in heaven and on earth and under the earth, </text:span></text:p>
            <text:p text:style-name="P8"><text:span text:style-name="T3">11</text:span><text:span text:style-name="T4">and every tongue confess that Jesus Christ is Lord, to the glory of God the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20:12:09.429000000</meta:creation-date>
    <dc:title>Hymn template</dc:title>
    <meta:editing-duration>PT19M11S</meta:editing-duration>
    <meta:editing-cycles>5</meta:editing-cycles>
    <meta:generator>LibreOffice/5.2.6.2$Windows_X86_64 LibreOffice_project/a3100ed2409ebf1c212f5048fbe377c281438fdc</meta:generator>
    <meta:initial-creator>Arthur Hoch</meta:initial-creator>
    <dc:date>2017-04-06T11:37:45.26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3-26T20:12:09.148000000"/>
  </office:meta>
</office:document-meta>
</file>